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9cm" draw:marker-end="Arrow" draw:marker-end-width="0.59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9cm" draw:marker-end="Arrow" draw:marker-end-width="0.49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cm" svg:stroke-color="#000000" draw:marker-start-width="0.29cm" draw:marker-end-width="0.09cm" draw:fill="none" draw:fill-color="#ffffff" fo:min-height="0cm"/>
    </style:style>
    <style:style style:name="gr4" style:family="graphic" style:parent-style-name="objectwithoutfill">
      <style:graphic-properties draw:stroke="dash" draw:stroke-dash="Fine_20_Dashed" svg:stroke-width="0.05cm" draw:marker-start-width="0.29cm" draw:marker-end-width="0.09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8cm" fo:min-width="0.2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7cm" draw:marker-start-width="0.31cm" draw:marker-end-width="0.31cm" draw:textarea-vertical-align="middle" fo:padding-top="0.16cm" fo:padding-bottom="0.16cm" fo:padding-left="0.285cm" fo:padding-right="0.285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5cm" svg:stroke-color="#ff0000" draw:marker-start-width="0.29cm" draw:marker-end="Arrow" draw:marker-end-width="0.49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color="#ff0000" fo:font-size="26pt" fo:font-weight="bold" style:font-size-asian="26pt" style:font-weight-asian="bold" style:font-size-complex="26pt" style:font-weight-complex="bold"/>
    </style:style>
    <style:style style:name="T1" style:family="text">
      <style:text-properties style:text-position="-33% 58%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10cm" svg:y1="14cm" svg:x2="10cm" svg:y2="3.9cm">
          <text:p/>
        </draw:line>
        <draw:line draw:style-name="gr1" draw:text-style-name="P1" draw:layer="layout" svg:x1="9cm" svg:y1="13cm" svg:x2="20cm" svg:y2="13cm">
          <text:p/>
        </draw:line>
        <draw:line draw:style-name="gr2" draw:text-style-name="P1" draw:layer="layout" svg:x1="10cm" svg:y1="13cm" svg:x2="15.3cm" svg:y2="7.2cm">
          <text:p/>
        </draw:line>
        <draw:frame draw:style-name="gr3" draw:text-style-name="P2" draw:layer="layout" svg:width="1.3cm" svg:height="1.496cm" svg:x="12.1cm" svg:y="8.586cm">
          <draw:text-box>
            <text:p text:style-name="P2"><text:span text:style-name="T1">r</text:span></text:p>
          </draw:text-box>
        </draw:frame>
        <draw:line draw:style-name="gr4" draw:text-style-name="P1" draw:layer="layout" svg:x1="15.2cm" svg:y1="7.2cm" svg:x2="10cm" svg:y2="7.1cm">
          <text:p/>
        </draw:line>
        <draw:line draw:style-name="gr4" draw:text-style-name="P1" draw:layer="layout" svg:x1="15.2cm" svg:y1="7.3cm" svg:x2="15.1cm" svg:y2="13cm">
          <text:p/>
        </draw:line>
        <draw:frame draw:style-name="gr5" draw:layer="layout" svg:width="0.82cm" svg:height="0.962cm" svg:x="8.88cm" svg:y="6.638cm">
          <draw:text-box>
            <text:p>y</text:p>
          </draw:text-box>
        </draw:frame>
        <draw:frame draw:style-name="gr6" draw:layer="layout" svg:width="0.82cm" svg:height="0.962cm" svg:x="14.68cm" svg:y="13.438cm">
          <draw:text-box>
            <text:p>x</text:p>
          </draw:text-box>
        </draw:frame>
        <draw:ellipse draw:style-name="gr7" draw:text-style-name="P1" draw:layer="layout" svg:width="14.1cm" svg:height="13.4cm" svg:x="3.5cm" svg:y="5.519cm" draw:kind="arc" draw:start-angle="359.37" draw:end-angle="81.06">
          <text:p/>
        </draw:ellipse>
        <draw:frame draw:style-name="gr6" draw:layer="layout" svg:width="0.997cm" svg:height="0.962cm" svg:x="8.703cm" svg:y="13.4cm">
          <draw:text-box>
            <text:p>Q</text:p>
          </draw:text-box>
        </draw:frame>
        <draw:custom-shape draw:style-name="gr8" draw:text-style-name="P1" draw:layer="layout" svg:width="0.6cm" svg:height="0.6cm" svg:x="9.7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5.3cm" svg:y1="7.2cm" svg:x2="17.9cm" svg:y2="4.3cm">
          <text:p/>
        </draw:line>
        <draw:frame draw:style-name="gr6" draw:text-style-name="P4" draw:layer="layout" svg:width="1.116cm" svg:height="1.276cm" svg:x="16.384cm" svg:y="5.6cm">
          <draw:text-box>
            <text:p text:style-name="P3"><text:span text:style-name="T2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5T10:13:57</meta:creation-date>
    <dc:date>2013-09-05T12:42:53</dc:date>
    <meta:editing-duration>PT1H58M34S</meta:editing-duration>
    <meta:editing-cycles>3</meta:editing-cycles>
    <meta:generator>LibreOffice/4.0.2.2$Linux_X86_64 LibreOffice_project/400m0$Build-2</meta:generator>
    <meta:document-statistic meta:object-count="13"/>
  </office:meta>
</office:document-meta>
</file>